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2"/>
    </style:style>
    <style:style style:name="P10" style:family="paragraph" style:parent-style-name="Text_20_body">
      <style:paragraph-properties fo:text-align="justify" style:justify-single-word="false"/>
    </style:style>
    <style:style style:name="P11" style:family="paragraph" style:parent-style-name="Text_20_body">
      <style:text-properties fo:background-color="#ffff00"/>
    </style:style>
    <style:style style:name="P12" style:family="paragraph" style:parent-style-name="Contents_20_1">
      <style:paragraph-properties>
        <style:tab-stops>
          <style:tab-stop style:position="16.999cm" style:type="right"/>
        </style:tab-stops>
      </style:paragraph-properties>
    </style:style>
    <style:style style:name="P13" style:family="paragraph" style:parent-style-name="Caption">
      <style:paragraph-properties fo:keep-with-next="always"/>
    </style:style>
    <style:style style:name="P14" style:family="paragraph" style:parent-style-name="Standard">
      <style:text-properties style:font-name="Cochin1"/>
    </style:style>
    <style:style style:name="P15" style:family="paragraph" style:parent-style-name="Standard">
      <style:text-properties style:font-name="Cochin1" fo:font-size="12pt" style:font-name-asian="TimesNewRomanPSMT" style:font-size-asian="12pt" style:font-name-complex="TimesNewRomanPSMT" style:font-size-complex="12pt"/>
    </style:style>
    <style:style style:name="P16"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background-color="#ffff00"/>
    </style:style>
    <style:style style:name="P19"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0" style:family="paragraph" style:parent-style-name="TODO">
      <style:text-properties fo:font-style="normal" style:font-style-asian="normal" style:font-style-complex="normal"/>
    </style:style>
    <style:style style:name="P21"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2"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3" style:family="paragraph" style:parent-style-name="TODO" style:list-style-name="List_20_1"/>
    <style:style style:name="P24"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5" style:family="paragraph" style:parent-style-name="Text_20_body" style:list-style-name="List_20_1"/>
    <style:style style:name="P26" style:family="paragraph" style:parent-style-name="Text_20_body" style:list-style-name="List_20_1">
      <style:text-properties fo:font-style="normal" style:font-style-asian="normal" style:font-style-complex="normal"/>
    </style:style>
    <style:style style:name="P27" style:family="paragraph" style:parent-style-name="Text_20_body" style:list-style-name="List_20_1">
      <style:text-properties fo:font-style="normal" fo:background-color="#ffff00" style:font-style-asian="normal" style:font-style-complex="normal"/>
    </style:style>
    <style:style style:name="P28" style:family="paragraph" style:parent-style-name="Text_20_body" style:list-style-name="List_20_1">
      <style:text-properties style:font-name="Palatino" fo:font-size="10pt"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5">
      <style:text-properties style:text-underline-style="none"/>
    </style:style>
    <style:style style:name="P35" style:family="paragraph" style:parent-style-name="Text_20_body">
      <style:text-properties fo:background-color="#ffff00"/>
    </style:style>
    <style:style style:name="P36" style:family="paragraph" style:parent-style-name="Heading_20_1">
      <style:paragraph-properties fo:text-align="center" style:justify-single-word="false"/>
    </style:style>
    <style:style style:name="P37" style:family="paragraph" style:parent-style-name="Heading_20_3">
      <style:paragraph-properties fo:break-before="page"/>
    </style:style>
    <style:style style:name="P38" style:family="paragraph" style:parent-style-name="Heading_20_4">
      <style:text-properties fo:font-style="normal" style:font-style-asian="normal" style:font-style-complex="normal"/>
    </style:style>
    <style:style style:name="P39" style:family="paragraph" style:parent-style-name="Subtitle" style:master-page-name="First_20_Page">
      <style:paragraph-properties style:page-number="auto"/>
    </style:style>
    <style:style style:name="P4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1"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background-color="#ffff00"/>
    </style:style>
    <style:style style:name="T21" style:family="text">
      <style:text-properties fo:background-color="transparent"/>
    </style:style>
    <style:style style:name="T22"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7">Trait Increase</text:p>
              </table:table-cell>
              <table:table-cell table:style-name="Table3.B1" office:value-type="string">
                <text:p text:style-name="P17">Cost</text:p>
              </table:table-cell>
              <table:table-cell table:style-name="Table3.C1" office:value-type="string">
                <text:p text:style-name="P17">Training Times</text:p>
              </table:table-cell>
            </table:table-row>
            <table:table-row>
              <table:table-cell table:style-name="Table3.A2" office:value-type="string">
                <text:p text:style-name="Table_20_Contents">Divisional Ability</text:p>
              </table:table-cell>
              <table:table-cell table:style-name="Table3.B2" office:value-type="string">
                <text:p text:style-name="P18">TODO</text:p>
              </table:table-cell>
              <table:table-cell table:style-name="Table3.C2" office:value-type="string">
                <text:p text:style-name="P18">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39">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Meta: What needs to be in here?<text:tab/>2</text:p>
              <text:p text:style-name="P12">Introduction<text:tab/>3</text:p>
              <text:p text:style-name="P12">Character Creation<text:tab/>6</text:p>
              <text:p text:style-name="P12">Backgrounds<text:tab/>15</text:p>
              <text:p text:style-name="P12">Charms<text:tab/>17</text:p>
              <text:p text:style-name="P12">Martial Arts<text:tab/>20</text:p>
              <text:p text:style-name="P12">Erisian Elements<text:tab/>21</text:p>
              <text:p text:style-name="P12">Numerology<text:tab/>22</text:p>
              <text:p text:style-name="P12">Characters<text:tab/>26</text:p>
              <text:p text:style-name="P12">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36"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5: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3">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1" svg:width="13.001cm" svg:height="3.001cm" svg:x="2cm" svg:y="2cm">
        <text:p text:style-name="P40"><text:span text:style-name="T22">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4"/>
      <text:p text:style-name="P9"/>
      <text:p text:style-name="P9"/>
      <text:h text:style-name="Heading_20_1" text:outline-level="1">Meta: What needs to be in here?</text:h>
      <text:list xml:id="list858769717" text:style-name="List_20_1">
        <text:list-item>
          <text:p text:style-name="P23">Background: History, status quo, motivations, goals, possible futures; effect of Great Curse and/or Great Contagion</text:p>
        </text:list-item>
        <text:list-item>
          <text:p text:style-name="P23">Castes</text:p>
        </text:list-item>
        <text:list-item>
          <text:p text:style-name="P23">Charms, Martial Arts, Sorcery?</text:p>
        </text:list-item>
        <text:list-item>
          <text:p text:style-name="P23">Numerology?</text:p>
        </text:list-item>
        <text:list-item>
          <text:p text:style-name="P23">Backgrounds</text:p>
        </text:list-item>
        <text:list-item>
          <text:p text:style-name="P23">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text:span><text:span text:style-name="T14">Exaltations.</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Games of Divinity, then all the strife since makes a bit more sens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text:p>
      <text:p text:style-name="Text_20_body">Other rumors are that: it was <text:span text:style-name="T9">she</text:span> who suggested <text:soft-page-break/>to the more well-known Celestial Maidens that some Exalted of their own would save them spending quite as much time worrying about the Loom (while secretly hoping they’d end up meddling as much as other mortals); that she helped the Wyld invasion of Creation when it seemed in danger of overrunning the Wyld (complete Order being as boring as complete Chaos); and/or that her agents helped fight off the Wyld invasion, when it looked like Creation might be destroyed. <text:s/>But frankly, if it wasn’t for the fact that she’s been largely forgotten, the list of rumors <text:span text:style-name="T9">not</text:span><text:span text:style-name="T14"> involving her would probably be shorter than the list of things she’s supposedly poked her Celestial Spanner into.</text:span></text:p>
      <text:p text:style-name="P1">Regardless of her origin and nature, the real questions are: why is she getting involved in things now, and what does she want?</text:p>
      <text:p text:style-name="P1"><draw:frame draw:style-name="fr4" draw:name="Frame1" text:anchor-type="paragraph" svg:width="18.621cm" style:rel-width="90%" draw:z-index="0"><draw:text-box fo:min-height="0.499cm"><text:h text:style-name="P38"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p text:style-name="Text_20_body">Some of the less obscure titles and societies are briefly described here.</text:p>
      <text:p text:style-name="Text_20_body"><text:span text:style-name="T18">The Austral Illuminati:</text:span> This society claims to have influence over most of the southern part of Creation and beyond, manipulating events so as to bring the “light of confusion” to as many people <text:soft-page-break/>(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and test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text:soft-page-break/>signature indefinitely, regardless of whether their anima is visible (<text:span text:style-name="T9">e.g.</text:span><text:span text:style-name="T14">,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37" text:outline-level="3">1<text:span text:style-name="T4">st</text:span> Division – Anchor</text:h>
      <text:p text:style-name="P11">[The Discordians of the 1<text:span text:style-name="T4">st</text:span> Division are priests.]</text:p>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4">Common Solar anima effects, at a cost of 1 mote each:</text:span></text:p>
      <text:list xml:id="list1522493132" text:continue-numbering="true" text:style-name="List_20_1">
        <text:list-item>
          <text:p text:style-name="P26">Cause her caste mark to glow brightly for a scene (as if the character had spend 4-7 motes of Peripheral Essence). <text:s/>The character may cause any Solar caste mark to appear.</text:p>
        </text:list-item>
        <text:list-item>
          <text:p text:style-name="P26">Cause her anima to glow brightly enough to read by for a scene (as if the character had spent 8-10 motes of Peripheral Essence).</text:p>
        </text:list-item>
        <text:list-item>
          <text:p text:style-name="P26">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37"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4">Common Lunar anima effects, at a cost of 1 mote each:</text:span></text:p>
      <text:list xml:id="list1721670505" text:continue-numbering="true" text:style-name="List_20_1">
        <text:list-item>
          <text:p text:style-name="P26">Cause her caste mark and tattoos to glow brightly for a scene (as if the character has spent four to seven motes of Peripheral Essence).</text:p>
        </text:list-item>
        <text:list-item>
          <text:p text:style-name="P26">Cause her anima to glow brightly enough to read by for a scene (as if the character has spent eight to 10 motes of Peripheral Essence).</text:p>
        </text:list-item>
        <text:list-item>
          <text:p text:style-name="P26">Cause her Tell to become unmistakable and impossible to miss for a Tell.</text:p>
        </text:list-item>
        <text:list-item>
          <text:p text:style-name="P26">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0">This effect applies automatically once her anima banner reaches the 4-7 mote level.</text:span></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37"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368772843" text:continue-numbering="true" text:style-name="List_20_1">
        <text:list-item>
          <text:p text:style-name="P26">For Air, leaping distance is multiplied by the his Essence.</text:p>
        </text:list-item>
        <text:list-item>
          <text:p text:style-name="P26">For Earth, his Essence is added to rolls to resist grappling or knockback.</text:p>
        </text:list-item>
        <text:list-item>
          <text:p text:style-name="P26">For Fire, he can ignite flammable materials with a touch.</text:p>
        </text:list-item>
        <text:list-item>
          <text:p text:style-name="P26">For Water, he can breathe water as easily as air, and will not drown.</text:p>
        </text:list-item>
        <text:list-item>
          <text:p text:style-name="P26">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4">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37"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4">Common Sidereal anima effects, at a cost of 1 mote each:</text:span></text:p>
      <text:list xml:id="list1567600623" text:continue-numbering="true" text:style-name="List_20_1">
        <text:list-item>
          <text:p text:style-name="P26">Make her caste mark obvious for one minute, as if the character had spent 8-10 motes of Peripheral Essence. <text:s/>The cast mark shines with the symbol and color of any Maiden the character chooses.</text:p>
        </text:list-item>
        <text:list-item>
          <text:p text:style-name="P26">Know the exact time and date by sensing the position of celestial bodies – or other significant bodies, meaning this ability works in alternate realities such as Malfeas or (insofar as time has meaning there) the Wyld.</text:p>
        </text:list-item>
        <text:list-item>
          <text:p text:style-name="P25"><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1">“Study Demonology with an enemy this Sunday”</text:span></text:p>
      <text:h text:style-name="P37"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text:span text:style-name="T21">Magical Material:</text:span></text:span><text:span text:style-name="T2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4">Common Alchemical anima effects, at a cost of 1 mote each [Need more info from 2</text:span><text:span text:style-name="T5">nd</text:span><text:span text:style-name="T14"> Ed]:</text:span></text:p>
      <text:list xml:id="list1781544351" text:continue-numbering="true" text:style-name="List_20_1">
        <text:list-item>
          <text:p text:style-name="P27">Cause her caste mark to glow brightly for a scene (as if the character had spend 4-7 motes of Peripheral Essence). <text:s/>The character may cause any Solar caste mark to appear.</text:p>
        </text:list-item>
        <text:list-item>
          <text:p text:style-name="P27">Cause her anima to glow brightly enough to read by for a scene (as if the character had spent 8-10 motes of Peripheral Essence).</text:p>
        </text:list-item>
        <text:list-item>
          <text:p text:style-name="P27">Know the precise time of day for the rest of the scene.</text:p>
        </text:list-item>
      </text:list>
      <text:p text:style-name="P22">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1">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2">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2">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9"> </text:span></text:span>Integrity, Resistance, Craft, Lore, Bureaucracy</text:p>
      <text:p text:style-name="Text_20_body"><text:span text:style-name="Inline_20_Heading">Other rules:</text:span><text:span text:style-name="Inline_20_Heading"><text:span text:style-name="T19"> The cosmetic effects of Divisional </text:span></text:span><text:span text:style-name="Inline_20_Heading"><text:span text:style-name="T19">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37"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498672122" text:continue-numbering="true" text:style-name="List_20_1">
        <text:list-item>
          <text:p text:style-name="P26">Cause their anima to flare to any level of display up to the 8–10 mote level. This display lasts for a scene or until reflexively dismissed, after which the character’s anima dims to its actual level.</text:p>
        </text:list-item>
        <text:list-item>
          <text:p text:style-name="P26">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20">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text:soft-page-break/>undertaker, necromancer</text:p>
      <text:h text:style-name="Heading_20_4" text:outline-level="4"><text:soft-page-break/>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2148418846" text:continue-numbering="true" text:style-name="List_20_1">
        <text:list-item>
          <text:p text:style-name="P25">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5">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1">[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4">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1132759050" text:continue-numbering="true" text:style-name="List_20_1">
        <text:list-item>
          <text:p text:style-name="P28">Cause his caste mark to glow brightly for a scene (as if the character has spent 4-7 motes of Peripheral Essence).</text:p>
        </text:list-item>
        <text:list-item>
          <text:p text:style-name="P28">Cause his caste mark to clearly illuminate everything within a 10 yard radius for a scene (as if the character has spent 4-7 motes of Peripheral Essence).</text:p>
        </text:list-item>
        <text:list-item>
          <text:p text:style-name="P28">Sense the nearest entry point into the Yozi realm or the nearest pathway that leads to the desert of Cecelyne.</text:p>
        </text:list-item>
      </text:list>
      <text:p text:style-name="P19">[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s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6">•</text:p>
          </table:table-cell>
          <table:table-cell table:style-name="Table2.A1" office:value-type="string">
            <text:p text:style-name="Table_20_Contents">Provides a single follower.</text:p>
          </table:table-cell>
        </table:table-row>
        <table:table-row>
          <table:table-cell table:style-name="Table2.A2" office:value-type="string">
            <text:p text:style-name="P16">••</text:p>
          </table:table-cell>
          <table:table-cell table:style-name="Table2.A2" office:value-type="string">
            <text:p text:style-name="Table_20_Contents">Provides up to 5 followers.</text:p>
          </table:table-cell>
        </table:table-row>
        <table:table-row>
          <table:table-cell table:style-name="Table2.A1" office:value-type="string">
            <text:p text:style-name="P16">•••</text:p>
          </table:table-cell>
          <table:table-cell table:style-name="Table2.A1" office:value-type="string">
            <text:p text:style-name="Table_20_Contents">Provides 20 followers.</text:p>
          </table:table-cell>
        </table:table-row>
        <table:table-row>
          <table:table-cell table:style-name="Table2.A2" office:value-type="string">
            <text:p text:style-name="P16">••••</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6">•••••</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9">can</text:span><text:span text:style-name="T14">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1108790698" text:style-name="L1">
        <text:list-item>
          <text:p text:style-name="P29">Perhaps something which allows the Charm user to take on Wyld mutations while in there, but shake them off on returning to Creation?</text:p>
        </text:list-item>
      </text:list>
      <text:p text:style-name="Text_20_body">Tree for ignoring/redirecting mental influences.</text:p>
      <text:list xml:id="list703735172" text:style-name="L2">
        <text:list-item>
          <text:p text:style-name="P30">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458670680" text:style-name="L3">
        <text:list-item>
          <text:p text:style-name="P31">Mass production</text:p>
        </text:list-item>
        <text:list-item>
          <text:p text:style-name="P31">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533388582" text:style-name="L4">
        <text:list-item>
          <text:p text:style-name="P32">Learning systems – think </text:p>
        </text:list-item>
        <text:list-item>
          <text:p text:style-name="P32">Manipulating decisions based on bureaucratic forms/processes.</text:p>
        </text:list-item>
        <text:list-item>
          <text:p text:style-name="P32">Creating new forms/processes to achieve desired ends.</text:p>
        </text:list-item>
        <text:list-item>
          <text:p text:style-name="P32">Discover/re-write official/recorded information about people.</text:p>
        </text:list-item>
        <text:list-item>
          <text:p text:style-name="P32">Official vs. Surreptitious Business</text:p>
        </text:list-item>
        <text:list-item>
          <text:p text:style-name="P32">Uncovering secrets through analyzing side channels of bureaucracy (from “Zambian cybernetics genius”)</text:p>
        </text:list-item>
        <text:list-item>
          <text:p text:style-name="P32">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286077681" text:continue-list="list1132759050" text:style-name="List_20_1">
        <text:list-item>
          <text:p text:style-name="P25">Determine his Numerology point total for the effect.</text:p>
        </text:list-item>
        <text:list-item>
          <text:p text:style-name="P25">Choose a duration, range and scope, and a specific target fitting that scope.</text:p>
        </text:list-item>
        <text:list-item>
          <text:p text:style-name="P25">Choose one or more values to be affected.</text:p>
        </text:list-item>
        <text:list-item>
          <text:p text:style-name="P25">Select a mechanism of balance for the effect.</text:p>
        </text:list-item>
        <text:list-item>
          <text:p text:style-name="P25">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7">Numerology<text:line-break/>Points</text:p>
          </table:table-cell>
          <table:table-cell table:style-name="Table4.A1" office:value-type="string">
            <text:p text:style-name="P17">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7">Numerology<text:line-break/>Points</text:p>
          </table:table-cell>
          <table:table-cell table:style-name="Table6.A1" office:value-type="string">
            <text:p text:style-name="P17">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1131932498" text:continue-numbering="true" text:style-name="List_20_1">
        <text:list-item>
          <text:p text:style-name="P25">damage value</text:p>
        </text:list-item>
        <text:list-item>
          <text:p text:style-name="P25">damage type (B/L/A)</text:p>
        </text:list-item>
        <text:list-item>
          <text:p text:style-name="P25">damage interval (action, minute, day, hour)</text:p>
        </text:list-item>
        <text:list-item>
          <text:p text:style-name="P25">toxicity value</text:p>
        </text:list-item>
        <text:list-item>
          <text:p text:style-name="P25">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79120099" text:continue-numbering="true" text:style-name="List_20_1">
        <text:list-item>
          <text:p text:style-name="P25">relevant distances: a distance of 0 can be raised to 10 yards, or a distance of 10 yards or less reduced to 0; other distances can be multiplied or divided by 10</text:p>
        </text:list-item>
        <text:list-item>
          <text:p text:style-name="P25">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514473831" text:continue-numbering="true" text:style-name="List_20_1">
        <text:list-item>
          <text:p text:style-name="P25">Join Battle/Debate <text:span text:style-name="T9">and</text:span><text:span text:style-name="T14"> DV/MDV for unexpected attacks (both modified together)</text:span></text:p>
        </text:list-item>
        <text:list-item>
          <text:p text:style-name="P25">Dodge or Parry DV</text:p>
        </text:list-item>
        <text:list-item>
          <text:p text:style-name="P25">Dodge or Parry MDV</text:p>
        </text:list-item>
        <text:list-item>
          <text:p text:style-name="P25">Knockdown Threshold <text:span text:style-name="T9">and</text:span><text:span text:style-name="T14"> Pool (both modified together)</text:span></text:p>
        </text:list-item>
        <text:list-item>
          <text:p text:style-name="P25"><text:span text:style-name="T14">Stunning Threshold </text:span><text:span text:style-name="T9">and</text:span><text:span text:style-name="T14"> Pool (both modified together)</text:span></text:p>
        </text:list-item>
        <text:list-item>
          <text:p text:style-name="P26">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6">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85264712" text:continue-numbering="true" text:style-name="List_20_1">
        <text:list-item>
          <text:p text:style-name="P25">Damaged/Destroyed health levels, to half or double their original rating, together</text:p>
        </text:list-item>
        <text:list-item>
          <text:p text:style-name="P25">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119677021" text:continue-numbering="true" text:style-name="List_20_1">
        <text:list-item>
          <text:p text:style-name="P25">Vehicle speed (halve or double)</text:p>
        </text:list-item>
        <text:list-item>
          <text:p text:style-name="P25">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5">Maneuverability</text:p>
        </text:list-item>
        <text:list-item>
          <text:p text:style-name="P25">Crew</text:p>
        </text:list-item>
        <text:list-item>
          <text:p text:style-name="P25">Cargo (halve or double)</text:p>
        </text:list-item>
        <text:list-item>
          <text:p text:style-name="P25">Armor</text:p>
        </text:list-item>
        <text:list-item>
          <text:p text:style-name="P25">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459748272" text:continue-numbering="true" text:style-name="List_20_1">
        <text:list-item>
          <text:p text:style-name="P25">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5">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5">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5">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790300584" text:continue-numbering="true" text:style-name="List_20_1">
        <text:list-item>
          <text:p text:style-name="P25">which, if any, of the adjustments would be meaningless (e.g., trying to increase an Ability which is already at 5);</text:p>
        </text:list-item>
        <text:list-item>
          <text:p text:style-name="P25">whether the character is one point away from Limit Break or similar effects;</text:p>
        </text:list-item>
        <text:list-item>
          <text:p text:style-name="P25">the amount by which the target’s Essence exceeds the character’s – i.e., the extra cost required in effect points or Willpower;</text:p>
        </text:list-item>
        <text:list-item>
          <text:p text:style-name="P25">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text:soft-page-break/>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p text:style-name="Text_20_body">Fang the Unwashed, WKC (Anchor)</text:p>
      <text:p text:style-name="Text_20_body">Malaclypse the Younger (Anvil? Apple?)</text:p>
      <text:p text:style-name="Text_20_body">Gulik (Archway)</text:p>
      <text:h text:style-name="Heading_20_4" text:outline-level="4">THE FIVE APOSTLES OF ERIS &amp; WHO THEY BE</text:h>
      <text:p text:style-name="Text_20_body">HUNG MUNG [Apple]</text:p>
      <text:p text:style-name="Text_20_body">A Sage of Ancient China and Official Discordian Missionary to the Heathen Chinee. He who originally devised THE SACRED CHAO. Patron of The Season of Chaos.</text:p>
      <text:p text:style-name="Text_20_body">DR. VAN VAN MOJO [Arrow]</text:p>
      <text:p text:style-name="Text_20_body">A Head Doctor of Deep Africa and Maker of Fine Dolls. … Patron of The Season of Discord.</text:p>
      <text:p text:style-name="Text_20_body">SRI SYADASTI [Anchor]</text:p>
      <text:p text:style-name="Text_20_body">Patron to psychedelic type Discordians. Patron of The Season of Confusion.</text:p>
      <text:p text:style-name="Text_20_body">ZARATHUD THE INCORRIGIBLE, sometimes called ZARATHUD THE STAUNCH [Anvil]</text:p>
      <text:p text:style-name="Text_20_body">A hard nosed Hermit of Medieval Europe and Chaosphe Bible Banger. <text:s/>Dubbed "Offender of The Faith." Discovered the Five Commandments. <text:s/>Patron of The Season of Bureaucracy.</text:p>
      <text:p text:style-name="Text_20_body">THE ELDER MALACLYPSE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2" text:outline-level="2">Signature</text:h>
      <text:h text:style-name="Heading_20_3" text:outline-level="3">1st: xxx</text:h>
      <text:h text:style-name="Heading_20_3" text:outline-level="3">2nd: xxx</text:h>
      <text:h text:style-name="Heading_20_3" text:outline-level="3">3rd: xxx</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h text:style-name="Heading_20_2" text:outline-level="2">Interstitial Stories/Cartoons</text:h>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lt;rides off&gt;</text:p>
      <text:p text:style-name="Text_20_body">FB2: What was all that about?</text:p>
      <text:p text:style-name="Text_20_body">FB1: I’ve no idea. <text:s/>&lt;turns to face villagers, who are equally confused to be wielding much better weapons than they were a moment ago&gt;</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5">Besides the pen is only mighter than the sword at a range greater than five feet.</text:p>
      <text:p text:style-name="P5">Perhaps occasionally the soul of Emperor <text:soft-page-break/>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4">M2: Even false things are true.</text:p>
      <text:p text:style-name="P14">GP: How can that be?</text:p>
      <text:p text:style-name="P15">M2: I don’t know man, I didn’t do it.</text:p>
      <text:p text:style-name="P15">–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6">“...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text:soft-page-break/>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39234001" text:style-name="L5">
        <text:list-item>
          <text:p text:style-name="P34">The Military Order of THE KNIGHTS OF THE FIVE SIDED TEMPLE. This is for all of the soldiers and bureaucrats of the world. [Apple]</text:p>
        </text:list-item>
        <text:list-item>
          <text:p text:style-name="P34">The Political Order of THE PARTY FOR WAR ON EVIL. This is reserved for lawmakers, censors, and like ilk. [Anvil]</text:p>
        </text:list-item>
        <text:list-item>
          <text:p text:style-name="P34">The Academic Order of THE HEMLOCK FELLOWSHIP. They commonly inhabit schools and universities, and dominate many of them. [Archway]</text:p>
        </text:list-item>
        <text:list-item>
          <text:p text:style-name="P34">The Social Order of THE CITIZENS COMMITTEE FOR CONCERNED CITIZENS. This is mostly a grass-roots version of the more professional military, political, academic and sacred Orders. [Arrow]</text:p>
        </text:list-item>
        <text:list-item>
          <text:p text:style-name="P33"><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6">“immanentize the eschaton” – make-part-of-oneself/reality the end/final_destiny-of-everything</text:p>
      <text:p text:style-name="P6">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0</text:page-number></text:p>
      </style:footer>
    </style:master-page>
    <style:master-page style:name="Left_20_Page" style:display-name="Left Page" style:page-layout-name="Mpm3" style:next-style-name="Right_20_Page">
      <style:footer>
        <text:p text:style-name="Page_20_Number_20__28_left_29_"><text:tab/><text:page-number text:select-page="current">10</text:page-number></text:p>
      </style:footer>
    </style:master-page>
    <style:master-page style:name="Right_20_Page" style:display-name="Right Page" style:page-layout-name="Mpm4" style:next-style-name="Left_20_Page">
      <style:footer>
        <text:p text:style-name="Page_20_Number_20__28_right_29_"><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4-11T20:25:17</dc:date>
    <dc:language>en-GB</dc:language>
    <meta:editing-cycles>295</meta:editing-cycles>
    <meta:editing-duration>PT282H43M08S</meta:editing-duration>
    <meta:document-statistic meta:table-count="5" meta:image-count="0" meta:object-count="0" meta:page-count="32" meta:paragraph-count="804" meta:word-count="17219" meta:character-count="103734"/>
    <meta:user-defined meta:name="Info 1"/>
    <meta:user-defined meta:name="Info 2"/>
    <meta:user-defined meta:name="Info 3"/>
    <meta:user-defined meta:name="Info 4"/>
  </office:meta>
</office:document-meta>
</file>